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Decorator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ecorator.ResourceDecorator( ResourceCollec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rator.addConfigured( ResourceCollection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Decorator.is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rato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ecorator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ra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rator.dieOnCircularReference( final Stack stack , final Project 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Decorator.getResour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Decorator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Decorato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rator.compareTo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Deco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rator.Resource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Decorator.set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ecorator.setDirectory( boolean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ecorator.a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rator.i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rator.setExists( boolean exi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ecor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rator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rato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